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200000FA000017FF00000162CD348EE6.svm" manifest:media-type="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e75a" officeooo:paragraph-rsid="0002e75a" style:font-weight-asian="bold" style:font-weight-complex="bold"/>
    </style:style>
    <style:style style:name="P2" style:family="paragraph" style:parent-style-name="Standard">
      <style:text-properties fo:font-weight="bold" officeooo:rsid="0002e75a" officeooo:paragraph-rsid="0002e75a" style:font-weight-asian="bold" style:font-weight-complex="bold"/>
    </style:style>
    <style:style style:name="P3" style:family="paragraph" style:parent-style-name="Standard">
      <style:text-properties fo:font-weight="bold" officeooo:rsid="0002e75a" officeooo:paragraph-rsid="000e6c75" style:font-weight-asian="bold" style:font-weight-complex="bold"/>
    </style:style>
    <style:style style:name="P4" style:family="paragraph" style:parent-style-name="Standard">
      <style:text-properties fo:font-weight="bold" officeooo:rsid="0007d305" officeooo:paragraph-rsid="0007d305" style:font-weight-asian="bold" style:font-weight-complex="bold"/>
    </style:style>
    <style:style style:name="P5" style:family="paragraph" style:parent-style-name="Standard">
      <style:text-properties fo:font-weight="bold" officeooo:rsid="00347f64" officeooo:paragraph-rsid="00347f64" style:font-weight-asian="bold" style:font-weight-complex="bold"/>
    </style:style>
    <style:style style:name="P6" style:family="paragraph" style:parent-style-name="Standard">
      <style:text-properties officeooo:rsid="0002e75a" officeooo:paragraph-rsid="0002e75a"/>
    </style:style>
    <style:style style:name="P7" style:family="paragraph" style:parent-style-name="Standard">
      <style:text-properties officeooo:paragraph-rsid="000e6c75"/>
    </style:style>
    <style:style style:name="P8" style:family="paragraph" style:parent-style-name="Standard">
      <style:text-properties officeooo:rsid="000787a6" officeooo:paragraph-rsid="000787a6"/>
    </style:style>
    <style:style style:name="P9" style:family="paragraph" style:parent-style-name="Standard">
      <style:text-properties officeooo:rsid="0007d305" officeooo:paragraph-rsid="0007d305"/>
    </style:style>
    <style:style style:name="P10" style:family="paragraph" style:parent-style-name="Standard">
      <style:text-properties officeooo:rsid="000b19af" officeooo:paragraph-rsid="000b19af"/>
    </style:style>
    <style:style style:name="P11" style:family="paragraph" style:parent-style-name="Standard">
      <style:text-properties officeooo:rsid="000b19af" officeooo:paragraph-rsid="000b3231"/>
    </style:style>
    <style:style style:name="P12" style:family="paragraph" style:parent-style-name="Standard">
      <style:text-properties fo:font-weight="normal" officeooo:rsid="000b3231" officeooo:paragraph-rsid="000b3231" style:font-weight-asian="normal" style:font-weight-complex="normal"/>
    </style:style>
    <style:style style:name="P13" style:family="paragraph" style:parent-style-name="Standard">
      <style:text-properties fo:font-weight="normal" officeooo:rsid="000b3231" officeooo:paragraph-rsid="0002e75a" style:font-weight-asian="normal" style:font-weight-complex="normal"/>
    </style:style>
    <style:style style:name="P14" style:family="paragraph" style:parent-style-name="Standard" style:list-style-name="L1">
      <style:text-properties officeooo:paragraph-rsid="000787a6"/>
    </style:style>
    <style:style style:name="P15" style:family="paragraph" style:parent-style-name="Standard" style:list-style-name="L1">
      <style:text-properties officeooo:rsid="00063a08" officeooo:paragraph-rsid="000787a6"/>
    </style:style>
    <style:style style:name="P16" style:family="paragraph" style:parent-style-name="Standard" style:list-style-name="L1">
      <style:text-properties fo:font-weight="bold" officeooo:rsid="000787a6" officeooo:paragraph-rsid="000787a6" style:font-weight-asian="bold" style:font-weight-complex="bold"/>
    </style:style>
    <style:style style:name="P17" style:family="paragraph" style:parent-style-name="Standard" style:list-style-name="L3">
      <style:text-properties fo:font-weight="bold" officeooo:rsid="0002e75a" officeooo:paragraph-rsid="000b19af" style:font-weight-asian="bold" style:font-weight-complex="bold"/>
    </style:style>
    <style:style style:name="P18" style:family="paragraph" style:parent-style-name="Standard" style:list-style-name="L7">
      <style:text-properties fo:font-weight="bold" officeooo:rsid="0002e75a" officeooo:paragraph-rsid="0011fd97" style:font-weight-asian="bold" style:font-weight-complex="bold"/>
    </style:style>
    <style:style style:name="P19" style:family="paragraph" style:parent-style-name="Standard" style:list-style-name="L7">
      <style:text-properties fo:font-weight="bold" officeooo:rsid="0002e75a" officeooo:paragraph-rsid="0002e75a" style:font-weight-asian="bold" style:font-weight-complex="bold"/>
    </style:style>
    <style:style style:name="P20" style:family="paragraph" style:parent-style-name="Standard" style:list-style-name="L6">
      <style:text-properties fo:font-weight="bold" officeooo:paragraph-rsid="0010c51e" style:font-weight-asian="bold" style:font-weight-complex="bold"/>
    </style:style>
    <style:style style:name="P21" style:family="paragraph" style:parent-style-name="Standard" style:list-style-name="L6">
      <style:text-properties fo:font-weight="bold" officeooo:rsid="001d888d" officeooo:paragraph-rsid="001d888d" style:font-weight-asian="bold" style:font-weight-complex="bold"/>
    </style:style>
    <style:style style:name="P22" style:family="paragraph" style:parent-style-name="Standard" style:list-style-name="L7">
      <style:text-properties fo:font-weight="bold" officeooo:rsid="001d888d" officeooo:paragraph-rsid="001d888d" style:font-weight-asian="bold" style:font-weight-complex="bold"/>
    </style:style>
    <style:style style:name="P23" style:family="paragraph" style:parent-style-name="Standard" style:list-style-name="L6">
      <style:text-properties fo:font-weight="bold" officeooo:rsid="00305193" officeooo:paragraph-rsid="00305193" style:font-weight-asian="bold" style:font-weight-complex="bold"/>
    </style:style>
    <style:style style:name="P24" style:family="paragraph" style:parent-style-name="Standard" style:list-style-name="L6">
      <style:text-properties fo:font-weight="bold" officeooo:rsid="001737ef" officeooo:paragraph-rsid="001737ef" style:font-weight-asian="bold" style:font-weight-complex="bold"/>
    </style:style>
    <style:style style:name="P25" style:family="paragraph" style:parent-style-name="Standard" style:list-style-name="L7">
      <style:text-properties fo:font-weight="bold" officeooo:rsid="001737ef" officeooo:paragraph-rsid="001737ef" style:font-weight-asian="bold" style:font-weight-complex="bold"/>
    </style:style>
    <style:style style:name="P26" style:family="paragraph" style:parent-style-name="Standard" style:list-style-name="L7">
      <style:text-properties fo:font-weight="bold" officeooo:rsid="001737ef" officeooo:paragraph-rsid="00183eb2" style:font-weight-asian="bold" style:font-weight-complex="bold"/>
    </style:style>
    <style:style style:name="P27" style:family="paragraph" style:parent-style-name="Standard" style:list-style-name="L7">
      <style:text-properties fo:font-weight="bold" officeooo:rsid="0021ea62" officeooo:paragraph-rsid="0021ea62" style:font-weight-asian="bold" style:font-weight-complex="bold"/>
    </style:style>
    <style:style style:name="P28" style:family="paragraph" style:parent-style-name="Standard" style:list-style-name="L7">
      <style:text-properties fo:font-weight="bold" officeooo:rsid="0015fa61" officeooo:paragraph-rsid="00239adf" style:font-weight-asian="bold" style:font-weight-complex="bold"/>
    </style:style>
    <style:style style:name="P29" style:family="paragraph" style:parent-style-name="Standard" style:list-style-name="L2">
      <style:text-properties officeooo:paragraph-rsid="0007d305"/>
    </style:style>
    <style:style style:name="P30" style:family="paragraph" style:parent-style-name="Standard" style:list-style-name="L2">
      <style:text-properties officeooo:rsid="000787a6" officeooo:paragraph-rsid="000787a6"/>
    </style:style>
    <style:style style:name="P31" style:family="paragraph" style:parent-style-name="Standard" style:list-style-name="L2">
      <style:text-properties officeooo:rsid="0007d305" officeooo:paragraph-rsid="0007d305"/>
    </style:style>
    <style:style style:name="P32" style:family="paragraph" style:parent-style-name="Standard" style:list-style-name="L3">
      <style:text-properties officeooo:rsid="0007d305" officeooo:paragraph-rsid="000b19af"/>
    </style:style>
    <style:style style:name="P33" style:family="paragraph" style:parent-style-name="Standard" style:list-style-name="L3">
      <style:text-properties officeooo:rsid="0007d305" officeooo:paragraph-rsid="0007d305"/>
    </style:style>
    <style:style style:name="P34" style:family="paragraph" style:parent-style-name="Standard" style:list-style-name="L3">
      <style:text-properties officeooo:rsid="0002e75a" officeooo:paragraph-rsid="000b19af"/>
    </style:style>
    <style:style style:name="P35" style:family="paragraph" style:parent-style-name="Standard" style:list-style-name="L3">
      <style:text-properties officeooo:rsid="0002e75a" officeooo:paragraph-rsid="0009b9dd"/>
    </style:style>
    <style:style style:name="P36" style:family="paragraph" style:parent-style-name="Standard" style:list-style-name="L3">
      <style:text-properties officeooo:rsid="0002e75a" officeooo:paragraph-rsid="000c54a3"/>
    </style:style>
    <style:style style:name="P37" style:family="paragraph" style:parent-style-name="Standard" style:list-style-name="L4">
      <style:text-properties officeooo:rsid="0002e75a" officeooo:paragraph-rsid="000b3231"/>
    </style:style>
    <style:style style:name="P38" style:family="paragraph" style:parent-style-name="Standard" style:list-style-name="L7">
      <style:text-properties officeooo:rsid="0002e75a" officeooo:paragraph-rsid="0011fd97"/>
    </style:style>
    <style:style style:name="P39" style:family="paragraph" style:parent-style-name="Standard" style:list-style-name="L7">
      <style:text-properties officeooo:rsid="0002e75a" officeooo:paragraph-rsid="00134696"/>
    </style:style>
    <style:style style:name="P40" style:family="paragraph" style:parent-style-name="Standard" style:list-style-name="L7">
      <style:text-properties officeooo:rsid="0002e75a" officeooo:paragraph-rsid="001ec40d"/>
    </style:style>
    <style:style style:name="P41" style:family="paragraph" style:parent-style-name="Standard" style:list-style-name="L3">
      <style:text-properties officeooo:rsid="000e6c75" officeooo:paragraph-rsid="000e6c75"/>
    </style:style>
    <style:style style:name="P42" style:family="paragraph" style:parent-style-name="Standard" style:list-style-name="L5">
      <style:text-properties fo:font-weight="normal" officeooo:rsid="0002e75a" officeooo:paragraph-rsid="000b3231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02e75a" officeooo:paragraph-rsid="00239adf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2a12d3" officeooo:paragraph-rsid="002a12d3" style:font-weight-asian="normal" style:font-weight-complex="normal"/>
    </style:style>
    <style:style style:name="P45" style:family="paragraph" style:parent-style-name="Standard" style:list-style-name="L7">
      <style:text-properties fo:font-weight="normal" officeooo:rsid="002d91d0" officeooo:paragraph-rsid="002d91d0" style:font-weight-asian="normal" style:font-weight-complex="normal"/>
    </style:style>
    <style:style style:name="P46" style:family="paragraph" style:parent-style-name="Standard" style:list-style-name="L6">
      <style:text-properties officeooo:paragraph-rsid="0010c51e"/>
    </style:style>
    <style:style style:name="P47" style:family="paragraph" style:parent-style-name="Standard" style:list-style-name="L6">
      <style:text-properties officeooo:rsid="0010515a" officeooo:paragraph-rsid="0010c51e"/>
    </style:style>
    <style:style style:name="P48" style:family="paragraph" style:parent-style-name="Standard" style:list-style-name="L6">
      <style:text-properties officeooo:rsid="0010515a" officeooo:paragraph-rsid="001d888d"/>
    </style:style>
    <style:style style:name="P49" style:family="paragraph" style:parent-style-name="Standard" style:list-style-name="L7">
      <style:text-properties officeooo:rsid="0010515a" officeooo:paragraph-rsid="0011fd97"/>
    </style:style>
    <style:style style:name="P50" style:family="paragraph" style:parent-style-name="Standard" style:list-style-name="L7">
      <style:text-properties officeooo:rsid="0010515a" officeooo:paragraph-rsid="00134696"/>
    </style:style>
    <style:style style:name="P51" style:family="paragraph" style:parent-style-name="Standard" style:list-style-name="L7">
      <style:text-properties officeooo:rsid="0010515a" officeooo:paragraph-rsid="00239adf"/>
    </style:style>
    <style:style style:name="P52" style:family="paragraph" style:parent-style-name="Standard" style:list-style-name="L6">
      <style:text-properties officeooo:rsid="00305193" officeooo:paragraph-rsid="00305193"/>
    </style:style>
    <style:style style:name="P53" style:family="paragraph" style:parent-style-name="Standard" style:list-style-name="L6">
      <style:text-properties officeooo:rsid="00305193" officeooo:paragraph-rsid="00337d1c"/>
    </style:style>
    <style:style style:name="P54" style:family="paragraph" style:parent-style-name="Standard" style:list-style-name="L6">
      <style:text-properties officeooo:rsid="00337d1c" officeooo:paragraph-rsid="00337d1c"/>
    </style:style>
    <style:style style:name="P55" style:family="paragraph" style:parent-style-name="Standard" style:list-style-name="L6">
      <style:text-properties officeooo:rsid="001737ef" officeooo:paragraph-rsid="001737ef"/>
    </style:style>
    <style:style style:name="P56" style:family="paragraph" style:parent-style-name="Standard" style:list-style-name="L7">
      <style:text-properties officeooo:rsid="001737ef" officeooo:paragraph-rsid="00183eb2"/>
    </style:style>
    <style:style style:name="P57" style:family="paragraph" style:parent-style-name="Standard" style:list-style-name="L7">
      <style:text-properties officeooo:paragraph-rsid="00053246"/>
    </style:style>
    <style:style style:name="P58" style:family="paragraph" style:parent-style-name="Standard" style:list-style-name="L7">
      <style:text-properties officeooo:rsid="0016500f" officeooo:paragraph-rsid="001737ef"/>
    </style:style>
    <style:style style:name="P59" style:family="paragraph" style:parent-style-name="Standard" style:list-style-name="L7">
      <style:text-properties officeooo:rsid="001a51b4" officeooo:paragraph-rsid="001b8ea4"/>
    </style:style>
    <style:style style:name="P60" style:family="paragraph" style:parent-style-name="Standard" style:list-style-name="L8">
      <style:text-properties officeooo:rsid="00051884" officeooo:paragraph-rsid="00053246"/>
    </style:style>
    <style:style style:name="P61" style:family="paragraph" style:parent-style-name="Standard" style:list-style-name="L9">
      <style:text-properties officeooo:rsid="00347f64" officeooo:paragraph-rsid="00347f64"/>
    </style:style>
    <style:style style:name="T1" style:family="text">
      <style:text-properties officeooo:rsid="0002e75a"/>
    </style:style>
    <style:style style:name="T2" style:family="text">
      <style:text-properties officeooo:rsid="00051884"/>
    </style:style>
    <style:style style:name="T3" style:family="text">
      <style:text-properties officeooo:rsid="000787a6"/>
    </style:style>
    <style:style style:name="T4" style:family="text">
      <style:text-properties officeooo:rsid="0007d305"/>
    </style:style>
    <style:style style:name="T5" style:family="text">
      <style:text-properties officeooo:rsid="0009b9dd"/>
    </style:style>
    <style:style style:name="T6" style:family="text">
      <style:text-properties officeooo:rsid="000b3231"/>
    </style:style>
    <style:style style:name="T7" style:family="text">
      <style:text-properties officeooo:rsid="000c54a3"/>
    </style:style>
    <style:style style:name="T8" style:family="text">
      <style:text-properties officeooo:rsid="000e190c"/>
    </style:style>
    <style:style style:name="T9" style:family="text">
      <style:text-properties officeooo:rsid="000e6c75"/>
    </style:style>
    <style:style style:name="T10" style:family="text">
      <style:text-properties officeooo:rsid="0010515a"/>
    </style:style>
    <style:style style:name="T11" style:family="text">
      <style:text-properties officeooo:rsid="0010c51e"/>
    </style:style>
    <style:style style:name="T12" style:family="text">
      <style:text-properties officeooo:rsid="0011fd97"/>
    </style:style>
    <style:style style:name="T13" style:family="text">
      <style:text-properties officeooo:rsid="0015fa61"/>
    </style:style>
    <style:style style:name="T14" style:family="text">
      <style:text-properties officeooo:rsid="001604d3"/>
    </style:style>
    <style:style style:name="T15" style:family="text">
      <style:text-properties officeooo:rsid="001b8ea4"/>
    </style:style>
    <style:style style:name="T16" style:family="text">
      <style:text-properties officeooo:rsid="001df497"/>
    </style:style>
    <style:style style:name="T17" style:family="text">
      <style:text-properties officeooo:rsid="001ec40d"/>
    </style:style>
    <style:style style:name="T18" style:family="text">
      <style:text-properties officeooo:rsid="002013c3"/>
    </style:style>
    <style:style style:name="T19" style:family="text">
      <style:text-properties officeooo:rsid="002a12d3"/>
    </style:style>
    <style:style style:name="T20" style:family="text">
      <style:text-properties officeooo:rsid="002d03d5"/>
    </style:style>
    <style:style style:name="T21" style:family="text">
      <style:text-properties officeooo:rsid="002f8bea"/>
    </style:style>
    <style:style style:name="T22" style:family="text">
      <style:text-properties officeooo:rsid="00337d1c"/>
    </style:style>
    <style:style style:name="fr1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display§\exists x \left [ p(x) \Rightarrow q(x)  \right ] \nLeftrightarrow \exists x \left [ p(x) \right ]  \Rightarrow  \exists x \left [ q(x) \right ] 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order logic</text:p>
      <text:p text:style-name="P1"/>
      <text:p text:style-name="P5">Introduction ????</text:p>
      <text:p text:style-name="P2"/>
      <text:p text:style-name="P2">Open statement</text:p>
      <text:list xml:id="list5608683221" text:style-name="L1">
        <text:list-item>
          <text:p text:style-name="P15">A statement or a declarative statement is open if</text:p>
          <text:list>
            <text:list-item>
              <text:p text:style-name="P15">It contains one or more variables and</text:p>
            </text:list-item>
            <text:list-item>
              <text:p text:style-name="P15">It is not a statement<text:span text:style-name="T21">(in the sense that it has no true or false value)</text:span> and</text:p>
            </text:list-item>
            <text:list-item>
              <text:p text:style-name="P15">It becomes a statement when the variables <text:span text:style-name="T21">in it </text:span>are replaced by certain allowable choices</text:p>
            </text:list-item>
          </text:list>
        </text:list-item>
        <text:list-item>
          <text:p text:style-name="P16">Examples</text:p>
          <text:list>
            <text:list-item>
              <text:p text:style-name="P14"><text:span text:style-name="T7">r</text:span><text:span text:style-name="T3">(x) : The number x + 2 is an </text:span><text:span text:style-name="T6">even </text:span><text:span text:style-name="T3">integer.</text:span></text:p>
            </text:list-item>
            <text:list-item>
              <text:p text:style-name="P14"><text:span text:style-name="T7">s</text:span><text:span text:style-name="T3">(x, y) : The number y + 2, x – y, and x + 2y are even integers.</text:span></text:p>
            </text:list-item>
          </text:list>
        </text:list-item>
      </text:list>
      <text:p text:style-name="P6"/>
      <text:p text:style-name="P2">Universe of discourse</text:p>
      <text:list xml:id="list626402132" text:style-name="L2">
        <text:list-item>
          <text:p text:style-name="P30">Universe of discourse is a set which comprises the choices which we wish to consider or allow for variables in an open statement/s.</text:p>
        </text:list-item>
        <text:list-item>
          <text:p text:style-name="P31">It is only when variables of the open statements are replaced by some choice from the universe, that the the statements can be assigned truth values</text:p>
          <text:p text:style-name="P31">Example</text:p>
          <text:list>
            <text:list-item>
              <text:p text:style-name="P29"><text:span text:style-name="T7">r</text:span><text:span text:style-name="T4">(2) : The number 4 is an integer(TRUE)</text:span></text:p>
            </text:list-item>
            <text:list-item>
              <text:p text:style-name="P29"><text:span text:style-name="T7">s</text:span><text:span text:style-name="T4">(3, 1) : The numbers 3, 1 and 5 are even integers(FALSE)</text:span></text:p>
            </text:list-item>
          </text:list>
        </text:list-item>
      </text:list>
      <text:p text:style-name="P8"/>
      <text:p text:style-name="P4">Qua<text:span text:style-name="T21">ntified </text:span>statements</text:p>
      <text:list xml:id="list888702705" text:style-name="L3">
        <text:list-item>
          <text:p text:style-name="P32">Quantifiers help specify the substitutions from the universe for which a certain truth value holds.</text:p>
          <text:list>
            <text:list-item>
              <text:p text:style-name="P17">Existential <text:span text:style-name="T4">quantifier</text:span></text:p>
              <text:list>
                <text:list-item>
                  <text:p text:style-name="P32">Specifies that the open statement holds good for atleast one choice of the universe</text:p>
                  <text:list>
                    <text:list-header>
                      <text:p text:style-name="P34"><text:span text:style-name="T4"><draw:frame draw:style-name="fr2" draw:name="Object10" text:anchor-type="as-char" svg:y="-0.152in" svg:width="0.6736in" svg:height="0.2in" draw:z-index="2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</text:span><text:span text:style-name="T5">read as “</text:span><text:span text:style-name="T4">For some x, </text:span><text:span text:style-name="T7">r</text:span><text:span text:style-name="T4">(x)</text:span><text:span text:style-name="T5">”</text:span></text:p>
                    </text:list-header>
                    <text:list-item>
                      <text:p text:style-name="P41">Verbose sentences implicitly specify the existential qualifier through the use of the definite article, “the”</text:p>
                    </text:list-item>
                  </text:list>
                </text:list-item>
              </text:list>
            </text:list-item>
            <text:list-item>
              <text:p text:style-name="P17">Universal <text:span text:style-name="T21">quantifier</text:span></text:p>
              <text:list>
                <text:list-item>
                  <text:p text:style-name="P32">Specifies that the open statement holds good for all the choices of the universe.</text:p>
                  <text:list>
                    <text:list-header>
                      <text:p text:style-name="P35"><text:span text:style-name="T5"><draw:frame draw:style-name="fr2" draw:name="Object11" text:anchor-type="as-char" svg:y="-0.152in" svg:width="0.722in" svg:height="0.2in" draw:z-index="3"><draw:object xlink:href="./Object 11" xlink:type="simple" xlink:show="embed" xlink:actuate="onLoad"/><draw:image xlink:href="./ObjectReplacements/Object 11" xlink:type="simple" xlink:show="embed" xlink:actuate="onLoad"/></draw:frame></text:span><text:span text:style-name="T5">, read as, “For all x, </text:span><text:span text:style-name="T7">r</text:span><text:span text:style-name="T5">(x)”</text:span></text:p>
                    </text:list-header>
                  </text:list>
                </text:list-item>
                <text:list-item>
                  <text:p text:style-name="P41">Verbose sentences implicitly specify the universal qualifier through the use of the indefinite articles, “a” or “an”</text:p>
                </text:list-item>
              </text:list>
            </text:list-item>
          </text:list>
        </text:list-item>
        <text:list-item>
          <text:p text:style-name="P33">Open statements which are qualified by quantifiers are called qua<text:span text:style-name="T21">ntified</text:span> statements.</text:p>
        </text:list-item>
        <text:list-item>
          <text:p text:style-name="P36"><text:span text:style-name="T7">Let p</text:span><text:span text:style-name="T8">(x) denote an open statement in the variable x with a prescribed no</text:span><text:span text:style-name="T9">n</text:span><text:span text:style-name="T8">empty universe. Then </text:span><text:span text:style-name="T8"><draw:frame draw:style-name="fr2" draw:name="Object14" text:anchor-type="as-char" svg:y="-0.152in" svg:width="1.4134in" svg:height="0.2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  <text:list-item>
          <text:p text:style-name="P41">Note that the truth value of a qualified statement may depend on the universe prescribed.</text:p>
        </text:list-item>
      </text:list>
      <text:p text:style-name="P9"/>
      <text:p text:style-name="P2">Free variable</text:p>
      <text:p text:style-name="P10">Free variables are variables which cause the truth value of the statement to vary as it varies over the universe</text:p>
      <text:list xml:id="list1710430558" text:style-name="L4">
        <text:list-item>
          <text:p text:style-name="P37"><text:span text:style-name="T6">The variable x of the open statement, </text:span><text:span text:style-name="T7">r</text:span><text:span text:style-name="T6">(x), is a free variable. </text:span><text:span text:style-name="T7">r</text:span><text:span text:style-name="T6">(x) is true for some x and false for some others.</text:span></text:p>
        </text:list-item>
        <text:list-item>
          <text:p text:style-name="P37"><text:span text:style-name="T6">The variable z of “</text:span><text:span text:style-name="T7">w</text:span><text:span text:style-name="T6">(z): x is an integer” is not a free variable if the universe of discourse is considered to be that of integers as it is true for all substitution of z</text:span></text:p>
        </text:list-item>
      </text:list>
      <text:p text:style-name="P11"/>
      <text:p text:style-name="P2">Bo<text:span text:style-name="T6">u</text:span>nded variable</text:p>
      <text:p text:style-name="P12">Bounded variable<text:span text:style-name="T21">s</text:span> are bounded to qua<text:span text:style-name="T21">ntified</text:span> statements by quantifiers and do not vary across the <text:soft-page-break/>universe</text:p>
      <text:list xml:id="list1766923071" text:style-name="L5">
        <text:list-item>
          <text:p text:style-name="P42"><text:span text:style-name="T6">The statement </text:span><text:span text:style-name="T6"><draw:frame draw:style-name="fr2" draw:name="Object12" text:anchor-type="as-char" svg:y="-0.152in" svg:width="0.6126in" svg:height="0.2in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6">has a fixed truth value – namely truth.</text:span></text:p>
        </text:list-item>
        <text:list-item>
          <text:p text:style-name="P42"><text:span text:style-name="T6">The statement </text:span><text:span text:style-name="T6"><draw:frame draw:style-name="fr2" draw:name="Object13" text:anchor-type="as-char" svg:y="-0.152in" svg:width="1.2409in" svg:height="0.2in" draw:z-index="4"><draw:object xlink:href="./Object 13" xlink:type="simple" xlink:show="embed" xlink:actuate="onLoad"/><draw:image xlink:href="./ObjectReplacements/Object 13" xlink:type="simple" xlink:show="embed" xlink:actuate="onLoad"/></draw:frame></text:span><text:span text:style-name="T6"> has a fixed truth value – namely false</text:span></text:p>
        </text:list-item>
      </text:list>
      <text:p text:style-name="P13"/>
      <text:p text:style-name="P3"><text:span text:style-name="T16">Important l</text:span><text:span text:style-name="T9">ogical equivalences for quantified statements</text:span></text:p>
      <text:p text:style-name="P7"><text:span text:style-name="T9">For a prescribed universe and any open statements p(x), q(x</text:span><text:span text:style-name="T11">)</text:span><text:span text:style-name="T9"> in the variable x</text:span></text:p>
      <text:list xml:id="list1431505309" text:style-name="L6">
        <text:list-item>
          <text:p text:style-name="P20"><text:span text:style-name="T14">w.r.t e</text:span><text:span text:style-name="T11">xistential qua</text:span><text:span text:style-name="T12">nt</text:span><text:span text:style-name="T11">ifiers</text:span></text:p>
          <text:list>
            <text:list-item>
              <text:p text:style-name="P21">Does not distribute over a conjunction</text:p>
              <text:p text:style-name="P47"><draw:frame draw:style-name="fr2" draw:name="Object16" text:anchor-type="as-char" svg:y="-0.152in" svg:width="2.9138in" svg:height="0.2008in" draw:z-index="5"><draw:object xlink:href="./Object 16" xlink:type="simple" xlink:show="embed" xlink:actuate="onLoad"/><draw:image xlink:href="./ObjectReplacements/Object 16" xlink:type="simple" xlink:show="embed" xlink:actuate="onLoad"/></draw:frame></text:p>
              <text:list>
                <text:list-header>
                  <text:p text:style-name="P46"><draw:frame draw:style-name="fr2" draw:name="Object2" text:anchor-type="as-char" svg:y="-0.152in" svg:width="2.7134in" svg:height="0.2in" draw:z-index="9"><draw:object xlink:href="./Object 4" xlink:type="simple" xlink:show="embed" xlink:actuate="onLoad"/><draw:image xlink:href="./ObjectReplacements/Object 4" xlink:type="simple" xlink:show="embed" xlink:actuate="onLoad"/></draw:frame><text:span text:style-name="T10">but</text:span><draw:frame draw:style-name="fr2" draw:name="Object15" text:anchor-type="as-char" svg:y="-0.152in" svg:width="2.8055in" svg:height="0.2008in" draw:z-index="10"><draw:object xlink:href="./Object 15" xlink:type="simple" xlink:show="embed" xlink:actuate="onLoad"/><draw:image xlink:href="./ObjectReplacements/Object 15" xlink:type="simple" xlink:show="embed" xlink:actuate="onLoad"/></draw:frame></text:p>
                </text:list-header>
              </text:list>
            </text:list-item>
            <text:list-item>
              <text:p text:style-name="P21">Distributes over a disjunction</text:p>
              <text:p text:style-name="P48"><draw:frame draw:style-name="fr2" draw:name="Object18" text:anchor-type="as-char" svg:y="-0.152in" svg:width="2.7366in" svg:height="0.2008in" draw:z-index="11"><draw:object xlink:href="./Object 18" xlink:type="simple" xlink:show="embed" xlink:actuate="onLoad"/><draw:image xlink:href="./ObjectReplacements/Object 18" xlink:type="simple" xlink:show="embed" xlink:actuate="onLoad"/></draw:frame></text:p>
              <text:list>
                <text:list-header>
                  <text:p text:style-name="P46"><text:span text:style-name="T1"><draw:frame draw:style-name="fr2" draw:name="Object3" text:anchor-type="as-char" svg:y="-0.152in" svg:width="2.7189in" svg:height="0.2008in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10">and </text:span><text:span text:style-name="T10"><draw:frame draw:style-name="fr2" draw:name="Object17" text:anchor-type="as-char" svg:y="-0.152in" svg:width="2.6047in" svg:height="0.2in" draw:z-index="13"><draw:object xlink:href="./Object 17" xlink:type="simple" xlink:show="embed" xlink:actuate="onLoad"/><draw:image xlink:href="./ObjectReplacements/Object 17" xlink:type="simple" xlink:show="embed" xlink:actuate="onLoad"/></draw:frame></text:span></text:p>
                </text:list-header>
              </text:list>
            </text:list-item>
            <text:list-item>
              <text:p text:style-name="P23">Does not distribute over a logical implication</text:p>
              <text:p text:style-name="P52"><draw:frame draw:style-name="fr1" draw:name="graphics1" text:anchor-type="as-char" svg:y="-0.1374in" svg:width="2.9189in" svg:height="0.1835in" draw:z-index="14"><draw:image xlink:href="Pictures/200000FA000017FF00000162CD348EE6.svm" xlink:type="simple" xlink:show="embed" xlink:actuate="onLoad"/></draw:frame> </text:p>
              <text:list>
                <text:list-header>
                  <text:p text:style-name="P53"><text:span text:style-name="T22"><draw:frame draw:style-name="fr2" draw:name="Object40" text:anchor-type="as-char" svg:y="-0.152in" svg:width="2.9819in" svg:height="0.2in" draw:z-index="40"><draw:object xlink:href="./Object 40" xlink:type="simple" xlink:show="embed" xlink:actuate="onLoad"/><draw:image xlink:href="./ObjectReplacements/Object 40" xlink:type="simple" xlink:show="embed" xlink:actuate="onLoad"/></draw:frame></text:span><text:span text:style-name="T22">but</text:span></text:p>
                  <text:p text:style-name="P54"><draw:frame draw:style-name="fr2" draw:name="Object41" text:anchor-type="as-char" svg:y="-0.152in" svg:width="3.0752in" svg:height="0.2008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    </text:list-header>
              </text:list>
            </text:list-item>
            <text:list-item>
              <text:p text:style-name="P24">Implication</text:p>
              <text:p text:style-name="P55"><draw:frame draw:style-name="fr2" draw:name="Object23" text:anchor-type="as-char" svg:y="-0.152in" svg:width="2.6756in" svg:height="0.2008in" draw:z-index="15"><draw:object xlink:href="./Object 23" xlink:type="simple" xlink:show="embed" xlink:actuate="onLoad"/><draw:image xlink:href="./ObjectReplacements/Object 23" xlink:type="simple" xlink:show="embed" xlink:actuate="onLoad"/></draw:frame></text:p>
            </text:list-item>
            <text:list-item>
              <text:p text:style-name="P24">Rule of double negation</text:p>
              <text:p text:style-name="P55"><draw:frame draw:style-name="fr2" draw:name="Object24" text:anchor-type="as-char" svg:y="-0.152in" svg:width="1.6945in" svg:height="0.2in" draw:z-index="16"><draw:object xlink:href="./Object 24" xlink:type="simple" xlink:show="embed" xlink:actuate="onLoad"/><draw:image xlink:href="./ObjectReplacements/Object 24" xlink:type="simple" xlink:show="embed" xlink:actuate="onLoad"/></draw:frame></text:p>
            </text:list-item>
            <text:list-item>
              <text:p text:style-name="P24">DeMorgan's law</text:p>
              <text:p text:style-name="P55"><draw:frame draw:style-name="fr2" draw:name="Object25" text:anchor-type="as-char" svg:y="-0.152in" svg:width="2.9138in" svg:height="0.2in" draw:z-index="17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55"><draw:frame draw:style-name="fr2" draw:name="Object26" text:anchor-type="as-char" svg:y="-0.152in" svg:width="2.9201in" svg:height="0.2008in" draw:z-index="1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</text:list>
        </text:list-item>
      </text:list>
      <text:list xml:id="list1034909920" text:style-name="L7">
        <text:list-item>
          <text:p text:style-name="P18"><text:span text:style-name="T14">w.r.t. u</text:span><text:span text:style-name="T12">niversal quantifiers</text:span></text:p>
          <text:list>
            <text:list-item>
              <text:p text:style-name="P22">Distributes over a conjunction</text:p>
            </text:list-item>
            <text:list-item>
              <text:p text:style-name="P49"><draw:frame draw:style-name="fr2" draw:name="Object20" text:anchor-type="as-char" svg:y="-0.152in" svg:width="2.8862in" svg:height="0.200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<text:list>
                <text:list-header>
                  <text:p text:style-name="P38"><draw:frame draw:style-name="fr2" draw:name="Object4" text:anchor-type="as-char" svg:y="-0.152in" svg:width="2.8673in" svg:height="0.2008in" draw:z-index="20"><draw:object xlink:href="./Object 2" xlink:type="simple" xlink:show="embed" xlink:actuate="onLoad"/><draw:image xlink:href="./ObjectReplacements/Object 2" xlink:type="simple" xlink:show="embed" xlink:actuate="onLoad"/></draw:frame><text:span text:style-name="T12">and</text:span><draw:frame draw:style-name="fr2" draw:name="Object19" text:anchor-type="as-char" svg:y="-0.152in" svg:width="2.8717in" svg:height="0.2008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</text:list-header>
              </text:list>
            </text:list-item>
            <text:list-item>
              <text:p text:style-name="P22">Does not distribute over a disjunction</text:p>
              <text:p text:style-name="P50"><draw:frame draw:style-name="fr2" draw:name="Object21" text:anchor-type="as-char" svg:y="-0.152in" svg:width="3.0626in" svg:height="0.2008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text:list>
                <text:list-header>
                  <text:p text:style-name="P39"><draw:frame draw:style-name="fr2" draw:name="Object5" text:anchor-type="as-char" svg:y="-0.152in" svg:width="2.8717in" svg:height="0.2008in" draw:z-index="23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3">but </text:span><text:span text:style-name="T13"><draw:frame draw:style-name="fr2" draw:name="Object1" text:anchor-type="as-char" svg:y="-0.152in" svg:width="2.9516in" svg:height="0.2008in" draw:z-index="2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    </text:list-header>
                <text:list-item>
                  <text:p text:style-name="P40"><text:span text:style-name="T17"><draw:frame draw:style-name="fr2" draw:name="Object7" text:anchor-type="as-char" svg:y="-0.152in" svg:width="1.25in" svg:height="0.2in" draw:z-index="25"><draw:object xlink:href="./Object 7" xlink:type="simple" xlink:show="embed" xlink:actuate="onLoad"/><draw:image xlink:href="./ObjectReplacements/Object 7" xlink:type="simple" xlink:show="embed" xlink:actuate="onLoad"/></draw:frame></text:span><text:span text:style-name="T17"> if true when p(x) is true for some x's and q(x) is true for the others. But by the same measure </text:span><text:span text:style-name="T17"><draw:frame draw:style-name="fr2" draw:name="Object34" text:anchor-type="as-char" svg:y="-0.152in" svg:width="0.6925in" svg:height="0.2008in" draw:z-index="26"><draw:object xlink:href="./Object 34" xlink:type="simple" xlink:show="embed" xlink:actuate="onLoad"/><draw:image xlink:href="./ObjectReplacements/Object 34" xlink:type="simple" xlink:show="embed" xlink:actuate="onLoad"/></draw:frame></text:span><text:span text:style-name="T17"> is false as it is true only for some x's. Sim</text:span><text:span text:style-name="T18">i</text:span><text:span text:style-name="T17">larly q(x) is also false. Hence </text:span><text:span text:style-name="T17"><draw:frame draw:style-name="fr2" draw:name="Object36" text:anchor-type="as-char" svg:y="-0.152in" svg:width="1.422in" svg:height="0.2in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17"> if false</text:span></text:p>
                </text:list-item>
              </text:list>
            </text:list-item>
            <text:list-item>
              <text:p text:style-name="P27">Does not distribute over a logical implication</text:p>
              <text:p text:style-name="P51"><draw:frame draw:style-name="fr2" draw:name="Object39" text:anchor-type="as-char" svg:y="-0.152in" svg:width="3.1161in" svg:height="0.2008in" draw:z-index="2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  <text:list>
                <text:list-header>
                  <text:p text:style-name="P43"><text:span text:style-name="T13"><draw:frame draw:style-name="fr2" draw:name="Object38" text:anchor-type="as-char" svg:y="-0.152in" svg:width="2.9209in" svg:height="0.2008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9">but</text:span></text:p>
                  <text:p text:style-name="P28"><draw:frame draw:style-name="fr2" draw:name="Object37" text:anchor-type="as-char" svg:y="-0.152in" svg:width="3.0091in" svg:height="0.2008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  </text:list-header>
                <text:list-item>
                  <text:p text:style-name="P44">The hypothesis is true when p(x) is false and q(x) is false for all values of x. <text:span text:style-name="T20">As q(x) is false for all values of x, it cannot be true for those values of x for which p(x) is true in the conclusion.</text:span></text:p>
                </text:list-item>
                <text:list-item>
                  <text:p text:style-name="P45">Universe is set of natural numbers.</text:p>
                  <text:p text:style-name="P45">p(x) : x is even</text:p>
                  <text:p text:style-name="P45">q(x) : x is a perfect square</text:p>
                </text:list-item>
              </text:list>
            </text:list-item>
            <text:list-item>
              <text:p text:style-name="P25">Associative properties</text:p>
              <text:p text:style-name="P58"><draw:frame draw:style-name="fr2" draw:name="Object22" text:anchor-type="as-char" svg:y="-0.152in" svg:width="3.7154in" svg:height="0.2008in" draw:z-index="7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  <text:list-item>
              <text:p text:style-name="P26"><text:soft-page-break/>Rule of double negation</text:p>
              <text:p text:style-name="P56"><draw:frame draw:style-name="fr2" draw:name="Object28" text:anchor-type="as-char" svg:y="-0.152in" svg:width="1.6008in" svg:height="0.2008in" draw:z-index="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  <text:list-item>
              <text:p text:style-name="P26">DeMorgan's law</text:p>
              <text:p text:style-name="P56"><draw:frame draw:style-name="fr2" draw:name="Object29" text:anchor-type="as-char" svg:y="-0.152in" svg:width="2.8217in" svg:height="0.2008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  <text:p text:style-name="P56"><draw:frame draw:style-name="fr2" draw:name="Object27" text:anchor-type="as-char" svg:y="-0.152in" svg:width="2.8217in" svg:height="0.2008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ext:list-item>
          </text:list>
        </text:list-item>
        <text:list-item>
          <text:p text:style-name="P19">Negating statements with one quantifier</text:p>
          <text:list>
            <text:list-item>
              <text:p text:style-name="P59"><draw:frame draw:style-name="fr2" draw:name="Object30" text:anchor-type="as-char" svg:y="-0.152in" svg:width="1.8598in" svg:height="0.2in" draw:z-index="33"><draw:object xlink:href="./Object 30" xlink:type="simple" xlink:show="embed" xlink:actuate="onLoad"/><draw:image xlink:href="./ObjectReplacements/Object 30" xlink:type="simple" xlink:show="embed" xlink:actuate="onLoad"/></draw:frame></text:p>
            </text:list-item>
            <text:list-item>
              <text:p text:style-name="P59"><draw:frame draw:style-name="fr2" draw:name="Object31" text:anchor-type="as-char" svg:y="-0.152in" svg:width="1.8638in" svg:height="0.2008in" draw:z-index="34"><draw:object xlink:href="./Object 31" xlink:type="simple" xlink:show="embed" xlink:actuate="onLoad"/><draw:image xlink:href="./ObjectReplacements/Object 31" xlink:type="simple" xlink:show="embed" xlink:actuate="onLoad"/></draw:frame></text:p>
            </text:list-item>
          </text:list>
        </text:list-item>
        <text:list-item>
          <text:p text:style-name="P57"><text:span text:style-name="T2"><draw:frame draw:style-name="fr2" draw:name="Object32" text:anchor-type="as-char" svg:y="-0.1484in" svg:width="0.6319in" svg:height="0.1839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5">can be written as</text:span><text:span text:style-name="T2"><draw:frame draw:style-name="fr2" draw:name="Object6" text:anchor-type="as-char" svg:y="-0.1484in" svg:width="0.5228in" svg:height="0.1839in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5">and is the same as</text:span><text:span text:style-name="T15"><draw:frame draw:style-name="fr2" draw:name="Object33" text:anchor-type="as-char" svg:y="-0.1484in" svg:width="0.6319in" svg:height="0.1839in" draw:z-index="36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</text:list>
      <text:list xml:id="list2160991277" text:style-name="L8">
        <text:list-header>
          <text:p text:style-name="P60"><draw:frame draw:style-name="fr2" draw:name="Object8" text:anchor-type="as-char" svg:y="-0.1484in" svg:width="0.5335in" svg:height="0.1839in" draw:z-index="1"><draw:object xlink:href="./Object 8" xlink:type="simple" xlink:show="embed" xlink:actuate="onLoad"/><draw:image xlink:href="./ObjectReplacements/Object 8" xlink:type="simple" xlink:show="embed" xlink:actuate="onLoad"/></draw:frame><text:span text:style-name="T15">can be written as </text:span><draw:frame draw:style-name="fr2" draw:name="Object9" text:anchor-type="as-char" svg:y="-0.1484in" svg:width="0.4744in" svg:height="0.1839in" draw:z-index="37"><draw:object xlink:href="./Object 9" xlink:type="simple" xlink:show="embed" xlink:actuate="onLoad"/><draw:image xlink:href="./ObjectReplacements/Object 9" xlink:type="simple" xlink:show="embed" xlink:actuate="onLoad"/></draw:frame><text:span text:style-name="T15">and is the same as </text:span><draw:frame draw:style-name="fr2" draw:name="Object35" text:anchor-type="as-char" svg:y="-0.1484in" svg:width="0.5957in" svg:height="0.1846in" draw:z-index="38"><draw:object xlink:href="./Object 35" xlink:type="simple" xlink:show="embed" xlink:actuate="onLoad"/><draw:image xlink:href="./ObjectReplacements/Object 35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17T17:28:54</meta:creation-date>
    <dc:date>2013-02-06T12:18:31</dc:date>
    <dc:creator>Kempa </dc:creator>
    <meta:editing-duration>PT7H48M9S</meta:editing-duration>
    <meta:editing-cycles>52</meta:editing-cycles>
    <meta:generator>LibreOffice/3.6$Linux_x86 LibreOffice_project/360m1$Build-2</meta:generator>
    <meta:document-statistic meta:table-count="0" meta:image-count="1" meta:object-count="41" meta:page-count="3" meta:paragraph-count="85" meta:word-count="690" meta:character-count="3563" meta:non-whitespace-character-count="2964"/>
  </office:meta>
</office:document-meta>
</file>

<file path=Object 1/content.xml><?xml version="1.0" encoding="utf-8"?>
<math xmlns="http://www.w3.org/1998/Math/MathML">
  <semantics>
    <mrow>
      <mo stretchy="false">∃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row>
        <mo stretchy="false">[</mo>
        <mrow>
          <mo stretchy="false">∃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o stretchy="false">∃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[ p(x) or q(x)] drarrow [exists x p(x) or exists x q(x)]</annotation>
  </semantics>
</math>
</file>

<file path=Object 10/content.xml><?xml version="1.0" encoding="utf-8"?>
<math xmlns="http://www.w3.org/1998/Math/MathML">
  <semantics>
    <mrow>
      <mo stretchy="false">∃</mo>
      <mi>x</mi>
      <mi>,</mi>
      <mi>r</mi>
      <mrow>
        <mo stretchy="false">(</mo>
        <mrow>
          <mi>x</mi>
        </mrow>
        <mo stretchy="false">)</mo>
      </mrow>
    </mrow>
    <annotation encoding="StarMath 5.0">exists x, r(x)</annotation>
  </semantics>
</math>
</file>

<file path=Object 11/content.xml><?xml version="1.0" encoding="utf-8"?>
<math xmlns="http://www.w3.org/1998/Math/MathML">
  <semantics>
    <mrow>
      <mo stretchy="false">∀</mo>
      <mi>x</mi>
      <mi>,</mi>
      <mi>r</mi>
      <mrow>
        <mo stretchy="false">(</mo>
        <mrow>
          <mi>x</mi>
        </mrow>
        <mo stretchy="false">)</mo>
      </mrow>
    </mrow>
    <annotation encoding="StarMath 5.0">forall x, r(x)</annotation>
  </semantics>
</math>
</file>

<file path=Object 12/content.xml><?xml version="1.0" encoding="utf-8"?>
<math xmlns="http://www.w3.org/1998/Math/MathML">
  <semantics>
    <mrow>
      <mo stretchy="false">∃</mo>
      <mi>x</mi>
      <mi>r</mi>
      <mrow>
        <mo stretchy="false">(</mo>
        <mrow>
          <mi>x</mi>
        </mrow>
        <mo stretchy="false">)</mo>
      </mrow>
    </mrow>
    <annotation encoding="StarMath 5.0">exists x r(x)</annotation>
  </semantics>
</math>
</file>

<file path=Object 13/content.xml><?xml version="1.0" encoding="utf-8"?>
<math xmlns="http://www.w3.org/1998/Math/MathML">
  <semantics>
    <mrow>
      <mo stretchy="false">∀</mo>
      <mi>x</mi>
      <mo stretchy="false">∀</mo>
      <mi>y</mi>
      <mrow>
        <mo stretchy="false">¬</mo>
        <mi>s</mi>
      </mrow>
      <mrow>
        <mo stretchy="false">(</mo>
        <mrow>
          <mi>x</mi>
          <mi>,</mi>
          <mi>y</mi>
        </mrow>
        <mo stretchy="false">)</mo>
      </mrow>
    </mrow>
    <annotation encoding="StarMath 5.0">forall x forall y neg s(x, y)</annotation>
  </semantics>
</math>
</file>

<file path=Object 14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⇒</mo>
      <mo stretchy="false">∃</mo>
      <mi>x</mi>
      <mi>p</mi>
      <mrow>
        <mo stretchy="false">(</mo>
        <mrow>
          <mi>x</mi>
        </mrow>
        <mo stretchy="false">)</mo>
      </mrow>
    </mrow>
    <annotation encoding="StarMath 5.0">forall x p(x) drarrow exists x p(x)</annotation>
  </semantics>
</math>
</file>

<file path=Object 15/content.xml><?xml version="1.0" encoding="utf-8"?>
<math xmlns="http://www.w3.org/1998/Math/MathML">
  <semantics>
    <mrow>
      <mrow>
        <mrow>
          <mo stretchy="false">[</mo>
          <mrow>
            <mo stretchy="false">∃</mo>
            <mi>x</mi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∧</mo>
              <mo stretchy="false">∃</mo>
            </mrow>
            <mi>x</mi>
            <mi>q</mi>
            <mrow>
              <mo stretchy="false">(</mo>
              <mrow>
                <mi>x</mi>
              </mrow>
              <mo stretchy="false">)</mo>
            </mrow>
          </mrow>
          <mo stretchy="false">]</mo>
        </mrow>
        <mo stretchy="false">≠</mo>
        <mtext>&gt;</mtext>
      </mrow>
      <mo stretchy="false">∃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 [exists x p(x) and exists x q(x)]  neq"&gt;" exists x [ p(x) and q(x)]</annotation>
  </semantics>
</math>
</file>

<file path=Object 16/content.xml><?xml version="1.0" encoding="utf-8"?>
<math xmlns="http://www.w3.org/1998/Math/MathML">
  <semantics>
    <mrow>
      <mo stretchy="false">∃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row>
        <mtext>&lt;</mtext>
        <mo stretchy="false">≠</mo>
        <mtext>&gt;</mtext>
      </mrow>
      <mrow>
        <mo stretchy="false">[</mo>
        <mrow>
          <mo stretchy="false">∃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o stretchy="false">∃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[ p(x) and q(x)] "&lt;"neq"&gt;" [exists x p(x) and exists x q(x)]</annotation>
  </semantics>
</math>
</file>

<file path=Object 17/content.xml><?xml version="1.0" encoding="utf-8"?>
<math xmlns="http://www.w3.org/1998/Math/MathML">
  <semantics>
    <mrow>
      <mo stretchy="false">∃</mo>
      <mi>x</mi>
      <mi>p</mi>
      <mrow>
        <mrow>
          <mo stretchy="false">(</mo>
          <mrow>
            <mi>x</mi>
          </mrow>
          <mo stretchy="false">)</mo>
        </mrow>
        <mo stretchy="false">∨</mo>
        <mo stretchy="false">∃</mo>
      </mrow>
      <mi>x</mi>
      <mi>q</mi>
      <mrow>
        <mo stretchy="false">(</mo>
        <mrow>
          <mi>x</mi>
        </mrow>
        <mo stretchy="false">)</mo>
      </mrow>
      <mo stretchy="false">⇒</mo>
      <mo stretchy="false">∃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p(x) or exists x q(x) drarrow exists x [p(x) or q(x)]</annotation>
  </semantics>
</math>
</file>

<file path=Object 18/content.xml><?xml version="1.0" encoding="utf-8"?>
<math xmlns="http://www.w3.org/1998/Math/MathML">
  <semantics>
    <mrow>
      <mo stretchy="false">∃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o stretchy="false">⇔</mo>
      <mrow>
        <mo stretchy="false">[</mo>
        <mrow>
          <mo stretchy="false">∃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o stretchy="false">∃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[ p(x) or q(x)] dlrarrow [exists x p(x) or exists x q(x)]</annotation>
  </semantics>
</math>
</file>

<file path=Object 19/content.xml><?xml version="1.0" encoding="utf-8"?>
<math xmlns="http://www.w3.org/1998/Math/MathML">
  <semantics>
    <mrow>
      <mrow>
        <mo stretchy="false">[</mo>
        <mrow>
          <mo stretchy="false">∀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o stretchy="false">∀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 [forall x p(x) and forall x q(x)]  drarrow forall x [ p(x) and q(x)]</annotation>
  </semantics>
</math>
</file>

<file path=Object 2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row>
        <mo stretchy="false">[</mo>
        <mrow>
          <mo stretchy="false">∀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o stretchy="false">∀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and q(x)] drarrow [forall x p(x) and forall x q(x)]</annotation>
  </semantics>
</math>
</file>

<file path=Object 20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o stretchy="false">⇔</mo>
      <mrow>
        <mo stretchy="false">[</mo>
        <mrow>
          <mo stretchy="false">∀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o stretchy="false">∀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and q(x)] dlrarrow [forall x p(x) and forall x q(x)]</annotation>
  </semantics>
</math>
</file>

<file path=Object 21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row>
        <mtext>&lt;</mtext>
        <mo stretchy="false">≠</mo>
        <mtext>&gt;</mtext>
      </mrow>
      <mrow>
        <mo stretchy="false">[</mo>
        <mrow>
          <mo stretchy="false">∀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o stretchy="false">∀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or q(x)] "&lt;"neq"&gt;" [forall x p(x) or forall x q(x)]</annotation>
  </semantics>
</math>
</file>

<file path=Object 22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(</mo>
              <mrow>
                <mi>q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∧</mo>
                  <mi>r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]</mo>
      </mrow>
      <mo stretchy="false">⇔</mo>
      <mo stretchy="false">∀</mo>
      <mi>x</mi>
      <mrow>
        <mo stretchy="false">[</mo>
        <mrow>
          <mrow>
            <mrow>
              <mo stretchy="false">(</mo>
              <mrow>
                <mi>p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∧</mo>
                  <mi>q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o stretchy="false">∧</mo>
            <mi>r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[p(x) and (q(x) and r(x))] dlrarrow forall x[(p(x) and q(x)) and r(x)]</annotation>
  </semantics>
</math>
</file>

<file path=Object 23/content.xml><?xml version="1.0" encoding="utf-8"?>
<math xmlns="http://www.w3.org/1998/Math/MathML">
  <semantics>
    <mrow>
      <mo stretchy="false">∃</mo>
      <mi>x</mi>
      <mrow>
        <mo stretchy="false">[</mo>
        <mrow>
          <mi>p</mi>
          <mrow>
            <mo stretchy="false">(</mo>
            <mrow>
              <mi>x</mi>
            </mrow>
            <mo stretchy="false">)</mo>
          </mrow>
          <mi>→</mi>
          <mi>q</mi>
          <mrow>
            <mo stretchy="false">(</mo>
            <mrow>
              <mi>x</mi>
            </mrow>
            <mo stretchy="false">)</mo>
          </mrow>
        </mrow>
        <mo stretchy="false">]</mo>
      </mrow>
      <mo stretchy="false">⇔</mo>
      <mo stretchy="false">∃</mo>
      <mi>x</mi>
      <mrow>
        <mo stretchy="false">[</mo>
        <mrow>
          <mrow>
            <mo stretchy="false">¬</mo>
            <mi>p</mi>
          </mrow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[p(x) → q(x)]  dlrarrow exists x[neg p(x) or q(x)]</annotation>
  </semantics>
</math>
</file>

<file path=Object 24/content.xml><?xml version="1.0" encoding="utf-8"?>
<math xmlns="http://www.w3.org/1998/Math/MathML">
  <semantics>
    <mrow>
      <mo stretchy="false">∀</mo>
      <mi>x</mi>
      <mrow>
        <mo stretchy="false">¬</mo>
        <mrow>
          <mo stretchy="false">¬</mo>
          <mi>p</mi>
        </mrow>
      </mrow>
      <mrow>
        <mo stretchy="false">(</mo>
        <mrow>
          <mi>x</mi>
        </mrow>
        <mo stretchy="false">)</mo>
      </mrow>
      <mo stretchy="false">⇔</mo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neg neg p(x) dlrarrow forall x p(x)</annotation>
  </semantics>
</math>
</file>

<file path=Object 25/content.xml><?xml version="1.0" encoding="utf-8"?>
<math xmlns="http://www.w3.org/1998/Math/MathML">
  <semantics>
    <mrow>
      <mo stretchy="false">∀</mo>
      <mi>x</mi>
      <mrow>
        <mo stretchy="false">¬</mo>
        <mrow>
          <mo stretchy="false">[</mo>
          <mrow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∧</mo>
              <mi>q</mi>
            </mrow>
            <mrow>
              <mo stretchy="false">[</mo>
              <mrow>
                <mi>x</mi>
              </mrow>
              <mo stretchy="false">]</mo>
            </mrow>
          </mrow>
          <mo stretchy="false">]</mo>
        </mrow>
      </mrow>
      <mo stretchy="false">⇔</mo>
      <mo stretchy="false">∀</mo>
      <mi>x</mi>
      <mrow>
        <mo stretchy="false">[</mo>
        <mrow>
          <mrow>
            <mo stretchy="false">¬</mo>
            <mi>p</mi>
          </mrow>
          <mrow>
            <mrow>
              <mo stretchy="false">(</mo>
              <mrow>
                <mi>x</mi>
              </mrow>
              <mo stretchy="false">)</mo>
            </mrow>
            <mo stretchy="false">∨</mo>
            <mrow>
              <mo stretchy="false">¬</mo>
              <mi>q</mi>
            </mrow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neg [p(x) and q[x]] dlrarrow forall x [neg p(x) or neg q(x)]</annotation>
  </semantics>
</math>
</file>

<file path=Object 26/content.xml><?xml version="1.0" encoding="utf-8"?>
<math xmlns="http://www.w3.org/1998/Math/MathML">
  <semantics>
    <mrow>
      <mo stretchy="false">∀</mo>
      <mi>x</mi>
      <mrow>
        <mo stretchy="false">¬</mo>
        <mrow>
          <mo stretchy="false">[</mo>
          <mrow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∨</mo>
              <mi>q</mi>
            </mrow>
            <mrow>
              <mo stretchy="false">[</mo>
              <mrow>
                <mi>x</mi>
              </mrow>
              <mo stretchy="false">]</mo>
            </mrow>
          </mrow>
          <mo stretchy="false">]</mo>
        </mrow>
      </mrow>
      <mo stretchy="false">⇔</mo>
      <mo stretchy="false">∀</mo>
      <mi>x</mi>
      <mrow>
        <mo stretchy="false">[</mo>
        <mrow>
          <mrow>
            <mo stretchy="false">¬</mo>
            <mi>p</mi>
          </mrow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q</mi>
            </mrow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neg [p(x) or q[x]] dlrarrow forall x [neg p(x) and neg q(x)]</annotation>
  </semantics>
</math>
</file>

<file path=Object 27/content.xml><?xml version="1.0" encoding="utf-8"?>
<math xmlns="http://www.w3.org/1998/Math/MathML">
  <semantics>
    <mrow>
      <mo stretchy="false">∃</mo>
      <mi>x</mi>
      <mrow>
        <mo stretchy="false">¬</mo>
        <mrow>
          <mo stretchy="false">[</mo>
          <mrow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∨</mo>
              <mi>q</mi>
            </mrow>
            <mrow>
              <mo stretchy="false">[</mo>
              <mrow>
                <mi>x</mi>
              </mrow>
              <mo stretchy="false">]</mo>
            </mrow>
          </mrow>
          <mo stretchy="false">]</mo>
        </mrow>
      </mrow>
      <mo stretchy="false">⇔</mo>
      <mo stretchy="false">∃</mo>
      <mi>x</mi>
      <mrow>
        <mo stretchy="false">[</mo>
        <mrow>
          <mrow>
            <mo stretchy="false">¬</mo>
            <mi>p</mi>
          </mrow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q</mi>
            </mrow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neg [p(x) or q[x]] dlrarrow exists x [neg p(x) and neg q(x)]</annotation>
  </semantics>
</math>
</file>

<file path=Object 28/content.xml><?xml version="1.0" encoding="utf-8"?>
<math xmlns="http://www.w3.org/1998/Math/MathML">
  <semantics>
    <mrow>
      <mo stretchy="false">∃</mo>
      <mi>x</mi>
      <mrow>
        <mo stretchy="false">¬</mo>
        <mrow>
          <mo stretchy="false">¬</mo>
          <mi>p</mi>
        </mrow>
      </mrow>
      <mrow>
        <mo stretchy="false">(</mo>
        <mrow>
          <mi>x</mi>
        </mrow>
        <mo stretchy="false">)</mo>
      </mrow>
      <mo stretchy="false">⇔</mo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neg neg p(x) dlrarrow exists x p(x)</annotation>
  </semantics>
</math>
</file>

<file path=Object 29/content.xml><?xml version="1.0" encoding="utf-8"?>
<math xmlns="http://www.w3.org/1998/Math/MathML">
  <semantics>
    <mrow>
      <mo stretchy="false">∃</mo>
      <mi>x</mi>
      <mrow>
        <mo stretchy="false">¬</mo>
        <mrow>
          <mo stretchy="false">[</mo>
          <mrow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∧</mo>
              <mi>q</mi>
            </mrow>
            <mrow>
              <mo stretchy="false">[</mo>
              <mrow>
                <mi>x</mi>
              </mrow>
              <mo stretchy="false">]</mo>
            </mrow>
          </mrow>
          <mo stretchy="false">]</mo>
        </mrow>
      </mrow>
      <mo stretchy="false">⇔</mo>
      <mo stretchy="false">∃</mo>
      <mi>x</mi>
      <mrow>
        <mo stretchy="false">[</mo>
        <mrow>
          <mrow>
            <mo stretchy="false">¬</mo>
            <mi>p</mi>
          </mrow>
          <mrow>
            <mrow>
              <mo stretchy="false">(</mo>
              <mrow>
                <mi>x</mi>
              </mrow>
              <mo stretchy="false">)</mo>
            </mrow>
            <mo stretchy="false">∨</mo>
            <mrow>
              <mo stretchy="false">¬</mo>
              <mi>q</mi>
            </mrow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neg [p(x) and q[x]] dlrarrow exists x [neg p(x) or neg q(x)]</annotation>
  </semantics>
</math>
</file>

<file path=Object 3/content.xml><?xml version="1.0" encoding="utf-8"?>
<math xmlns="http://www.w3.org/1998/Math/MathML">
  <semantics>
    <mrow>
      <mo stretchy="false">∀</mo>
      <mi>x</mi>
      <mrow>
        <mrow>
          <mo stretchy="false">[</mo>
          <mrow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∨</mo>
              <mi>q</mi>
            </mrow>
            <mrow>
              <mo stretchy="false">(</mo>
              <mrow>
                <mi>x</mi>
              </mrow>
              <mo stretchy="false">)</mo>
            </mrow>
          </mrow>
          <mo stretchy="false">]</mo>
        </mrow>
        <mo stretchy="false">≠</mo>
        <mtext>&gt;</mtext>
      </mrow>
      <mrow>
        <mo stretchy="false">[</mo>
        <mrow>
          <mo stretchy="false">∀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o stretchy="false">∀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or q(x)] neq"&gt;" [forall x p(x) or forall x q(x)]</annotation>
  </semantics>
</math>
</file>

<file path=Object 30/content.xml><?xml version="1.0" encoding="utf-8"?>
<math xmlns="http://www.w3.org/1998/Math/MathML">
  <semantics>
    <mrow>
      <mrow>
        <mo stretchy="false">¬</mo>
        <mrow>
          <mo stretchy="false">[</mo>
          <mrow>
            <mo stretchy="false">∀</mo>
            <mi>x</mi>
            <mi>p</mi>
            <mrow>
              <mo stretchy="false">(</mo>
              <mrow>
                <mi>x</mi>
              </mrow>
              <mo stretchy="false">)</mo>
            </mrow>
          </mrow>
          <mo stretchy="false">]</mo>
        </mrow>
      </mrow>
      <mo stretchy="false">⇔</mo>
      <mo stretchy="false">∃</mo>
      <mi>x</mi>
      <mrow>
        <mo stretchy="false">[</mo>
        <mrow>
          <mrow>
            <mo stretchy="false">¬</mo>
            <mi>p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neg [ forall x p(x) ] dlrarrow exists x [ neg p(x)]</annotation>
  </semantics>
</math>
</file>

<file path=Object 31/content.xml><?xml version="1.0" encoding="utf-8"?>
<math xmlns="http://www.w3.org/1998/Math/MathML">
  <semantics>
    <mrow>
      <mrow>
        <mo stretchy="false">¬</mo>
        <mrow>
          <mo stretchy="false">[</mo>
          <mrow>
            <mo stretchy="false">∃</mo>
            <mi>x</mi>
            <mi>p</mi>
            <mrow>
              <mo stretchy="false">(</mo>
              <mrow>
                <mi>x</mi>
              </mrow>
              <mo stretchy="false">)</mo>
            </mrow>
          </mrow>
          <mo stretchy="false">]</mo>
        </mrow>
      </mrow>
      <mo stretchy="false">⇔</mo>
      <mo stretchy="false">∀</mo>
      <mi>x</mi>
      <mrow>
        <mo stretchy="false">[</mo>
        <mrow>
          <mrow>
            <mo stretchy="false">¬</mo>
            <mi>p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neg [ exists x p(x) ] dlrarrow forall x [ neg p(x)]</annotation>
  </semantics>
</math>
</file>

<file path=Object 32/content.xml><?xml version="1.0" encoding="utf-8"?>
<math xmlns="http://www.w3.org/1998/Math/MathML">
  <semantics>
    <mrow>
      <mo stretchy="false">∀</mo>
      <mi>x</mi>
      <mo stretchy="false">∀</mo>
      <mi>y</mi>
    </mrow>
    <annotation encoding="StarMath 5.0">forall x forall y</annotation>
  </semantics>
</math>
</file>

<file path=Object 33/content.xml><?xml version="1.0" encoding="utf-8"?>
<math xmlns="http://www.w3.org/1998/Math/MathML">
  <semantics>
    <mrow>
      <mo stretchy="false">∀</mo>
      <mi>y</mi>
      <mo stretchy="false">∀</mo>
      <mi>x</mi>
    </mrow>
    <annotation encoding="StarMath 5.0">forall y forall x</annotation>
  </semantics>
</math>
</file>

<file path=Object 34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35/content.xml><?xml version="1.0" encoding="utf-8"?>
<math xmlns="http://www.w3.org/1998/Math/MathML">
  <semantics>
    <mrow>
      <mo stretchy="false">∃</mo>
      <mi>y</mi>
      <mi>,</mi>
      <mo stretchy="false">∃</mo>
      <mi>x</mi>
    </mrow>
    <annotation encoding="StarMath 5.0">exists y, exists x</annotation>
  </semantics>
</math>
</file>

<file path=Object 36/content.xml><?xml version="1.0" encoding="utf-8"?>
<math xmlns="http://www.w3.org/1998/Math/MathML">
  <semantics>
    <mrow>
      <mo stretchy="false">∀</mo>
      <mi>x</mi>
      <mi>p</mi>
      <mrow>
        <mrow>
          <mo stretchy="false">(</mo>
          <mrow>
            <mi>x</mi>
          </mrow>
          <mo stretchy="false">)</mo>
        </mrow>
        <mo stretchy="false">∨</mo>
        <mo stretchy="false">∀</mo>
      </mrow>
      <mi>x</mi>
      <mi>q</mi>
      <mrow>
        <mo stretchy="false">(</mo>
        <mrow>
          <mi>x</mi>
        </mrow>
        <mo stretchy="false">)</mo>
      </mrow>
    </mrow>
    <annotation encoding="StarMath 5.0">forall x p(x) or forall x q(x)</annotation>
  </semantics>
</math>
</file>

<file path=Object 37/content.xml><?xml version="1.0" encoding="utf-8"?>
<math xmlns="http://www.w3.org/1998/Math/MathML">
  <semantics>
    <mrow>
      <mrow>
        <mrow>
          <mo stretchy="false">[</mo>
          <mrow>
            <mo stretchy="false">∀</mo>
            <mi>x</mi>
            <mi>p</mi>
            <mrow>
              <mo stretchy="false">(</mo>
              <mrow>
                <mi>x</mi>
              </mrow>
              <mo stretchy="false">)</mo>
            </mrow>
            <mo stretchy="false">⇒</mo>
            <mo stretchy="false">∀</mo>
            <mi>x</mi>
            <mi>q</mi>
            <mrow>
              <mo stretchy="false">(</mo>
              <mrow>
                <mi>x</mi>
              </mrow>
              <mo stretchy="false">)</mo>
            </mrow>
          </mrow>
          <mo stretchy="false">]</mo>
        </mrow>
        <mo stretchy="false">≠</mo>
        <mtext>&gt;</mtext>
      </mrow>
      <mo stretchy="false">∀</mo>
      <mi>x</mi>
      <mrow>
        <mo stretchy="false">[</mo>
        <mrow>
          <mi>p</mi>
          <mrow>
            <mo stretchy="false">(</mo>
            <mrow>
              <mi>x</mi>
            </mrow>
            <mo stretchy="false">)</mo>
          </mrow>
          <mo stretchy="false">⇒</mo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 [forall x p(x) drarrow forall x q(x)]  neq"&gt;" forall x [ p(x) drarrow q(x)]</annotation>
  </semantics>
</math>
</file>

<file path=Object 38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o stretchy="false">(</mo>
            <mrow>
              <mi>x</mi>
            </mrow>
            <mo stretchy="false">)</mo>
          </mrow>
          <mo stretchy="false">⇒</mo>
          <mi>q</mi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row>
        <mo stretchy="false">[</mo>
        <mrow>
          <mo stretchy="false">∀</mo>
          <mi>x</mi>
          <mi>p</mi>
          <mrow>
            <mo stretchy="false">(</mo>
            <mrow>
              <mi>x</mi>
            </mrow>
            <mo stretchy="false">)</mo>
          </mrow>
          <mo stretchy="false">⇒</mo>
          <mo stretchy="false">∀</mo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drarrow q(x)] drarrow [forall x p(x) drarrow forall x q(x)]</annotation>
  </semantics>
</math>
</file>

<file path=Object 39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o stretchy="false">(</mo>
            <mrow>
              <mi>x</mi>
            </mrow>
            <mo stretchy="false">)</mo>
          </mrow>
          <mo stretchy="false">⇒</mo>
          <mi>q</mi>
          <mrow>
            <mo stretchy="false">(</mo>
            <mrow>
              <mi>x</mi>
            </mrow>
            <mo stretchy="false">)</mo>
          </mrow>
        </mrow>
        <mo stretchy="false">]</mo>
      </mrow>
      <mrow>
        <mtext>&lt;</mtext>
        <mo stretchy="false">≠</mo>
        <mtext>&gt;</mtext>
      </mrow>
      <mrow>
        <mo stretchy="false">[</mo>
        <mrow>
          <mo stretchy="false">∀</mo>
          <mi>x</mi>
          <mi>p</mi>
          <mrow>
            <mo stretchy="false">(</mo>
            <mrow>
              <mi>x</mi>
            </mrow>
            <mo stretchy="false">)</mo>
          </mrow>
          <mo stretchy="false">⇒</mo>
          <mo stretchy="false">∀</mo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drarrow q(x)] "&lt;"neq"&gt;" [forall x p(x) drarrow forall x q(x)]</annotation>
  </semantics>
</math>
</file>

<file path=Object 4/content.xml><?xml version="1.0" encoding="utf-8"?>
<math xmlns="http://www.w3.org/1998/Math/MathML">
  <semantics>
    <mrow>
      <mo stretchy="false">∃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row>
        <mo stretchy="false">[</mo>
        <mrow>
          <mo stretchy="false">∃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o stretchy="false">∃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exists x [ p(x) and q(x)] drarrow [exists x p(x) and exists x q(x)]</annotation>
  </semantics>
</math>
</file>

<file path=Object 40/content.xml><?xml version="1.0" encoding="utf-8"?>
<math xmlns="http://www.w3.org/1998/Math/MathML">
  <semantics>
    <mrow>
      <mo stretchy="false">∃</mo>
      <mi>x</mi>
      <mrow>
        <mo stretchy="false">[</mo>
        <mrow>
          <mi>p</mi>
          <mrow>
            <mo stretchy="false">(</mo>
            <mrow>
              <mi>x</mi>
            </mrow>
            <mo stretchy="false">)</mo>
          </mrow>
          <mo stretchy="false">⇒</mo>
          <mi>q</mi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row>
        <mo stretchy="false">[</mo>
        <mrow>
          <mo stretchy="false">∃</mo>
          <mi>x</mi>
          <mrow>
            <mo stretchy="false">[</mo>
            <mrow>
              <mi>p</mi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  <mo stretchy="false">⇒</mo>
          <mo stretchy="false">∃</mo>
          <mi>x</mi>
          <mrow>
            <mo stretchy="false">[</mo>
            <mrow>
              <mi>q</mi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  <mo stretchy="false">]</mo>
      </mrow>
    </mrow>
    <annotation encoding="StarMath 5.0">exists x [ p(x) drarrow q(x)] drarrow [exists x [p(x)] drarrow exists x [q(x)]]</annotation>
  </semantics>
</math>
</file>

<file path=Object 41/content.xml><?xml version="1.0" encoding="utf-8"?>
<math xmlns="http://www.w3.org/1998/Math/MathML">
  <semantics>
    <mrow>
      <mrow>
        <mrow>
          <mo stretchy="false">[</mo>
          <mrow>
            <mo stretchy="false">∃</mo>
            <mi>x</mi>
            <mrow>
              <mo stretchy="false">[</mo>
              <mrow>
                <mi>p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o stretchy="false">⇒</mo>
            <mo stretchy="false">∃</mo>
            <mi>x</mi>
            <mrow>
              <mo stretchy="false">[</mo>
              <mrow>
                <mi>q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</mrow>
          <mo stretchy="false">]</mo>
        </mrow>
        <mo stretchy="false">≠</mo>
        <mtext>&gt;</mtext>
      </mrow>
      <mo stretchy="false">∃</mo>
      <mi>x</mi>
      <mrow>
        <mo stretchy="false">[</mo>
        <mrow>
          <mi>p</mi>
          <mrow>
            <mo stretchy="false">(</mo>
            <mrow>
              <mi>x</mi>
            </mrow>
            <mo stretchy="false">)</mo>
          </mrow>
          <mo stretchy="false">⇒</mo>
          <mi>q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 [exists x [p(x)] drarrow exists x [q(x)]]  neq"&gt;" exists x [ p(x) drarrow q(x)]</annotation>
  </semantics>
</math>
</file>

<file path=Object 5/content.xml><?xml version="1.0" encoding="utf-8"?>
<math xmlns="http://www.w3.org/1998/Math/MathML">
  <semantics>
    <mrow>
      <mrow>
        <mo stretchy="false">[</mo>
        <mrow>
          <mo stretchy="false">∀</mo>
          <mi>x</mi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o stretchy="false">∀</mo>
          </mrow>
          <mi>x</mi>
          <mi>q</mi>
          <mrow>
            <mo stretchy="false">(</mo>
            <mrow>
              <mi>x</mi>
            </mrow>
            <mo stretchy="false">)</mo>
          </mrow>
        </mrow>
        <mo stretchy="false">]</mo>
      </mrow>
      <mo stretchy="false">⇒</mo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 [forall x p(x) or forall x q(x)]  drarrow forall x [ p(x) or q(x)]</annotation>
  </semantics>
</math>
</file>

<file path=Object 6/content.xml><?xml version="1.0" encoding="utf-8"?>
<math xmlns="http://www.w3.org/1998/Math/MathML">
  <semantics>
    <mrow>
      <mo stretchy="false">∀</mo>
      <mi>x</mi>
      <mi>,</mi>
      <mi>y</mi>
    </mrow>
    <annotation encoding="StarMath 5.0">forall x, y</annotation>
  </semantics>
</math>
</file>

<file path=Object 7/content.xml><?xml version="1.0" encoding="utf-8"?>
<math xmlns="http://www.w3.org/1998/Math/MathML">
  <semantics>
    <mrow>
      <mo stretchy="false">∀</mo>
      <mi>x</mi>
      <mrow>
        <mo stretchy="false">[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∨</mo>
            <mi>q</mi>
          </mrow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forall x [ p(x) or q(x)]</annotation>
  </semantics>
</math>
</file>

<file path=Object 8/content.xml><?xml version="1.0" encoding="utf-8"?>
<math xmlns="http://www.w3.org/1998/Math/MathML">
  <semantics>
    <mrow>
      <mo stretchy="false">∃</mo>
      <mi>x</mi>
      <mo stretchy="false">∃</mo>
      <mi>y</mi>
    </mrow>
    <annotation encoding="StarMath 5.0">exists x exists y</annotation>
  </semantics>
</math>
</file>

<file path=Object 9/content.xml><?xml version="1.0" encoding="utf-8"?>
<math xmlns="http://www.w3.org/1998/Math/MathML">
  <semantics>
    <mrow>
      <mo stretchy="false">∃</mo>
      <mi>x</mi>
      <mi>,</mi>
      <mi>y</mi>
    </mrow>
    <annotation encoding="StarMath 5.0">exists x, y</annotation>
  </semantics>
</math>
</file>